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Methodology" style:family="table">
      <style:table-properties style:width="17cm" table:align="margins" style:shadow="none" style:may-break-between-rows="true" table:border-model="collapsing"/>
    </style:style>
    <style:style style:name="Methodology.A" style:family="table-column">
      <style:table-column-properties style:column-width="0.975cm" style:rel-column-width="553*"/>
    </style:style>
    <style:style style:name="Methodology.B" style:family="table-column">
      <style:table-column-properties style:column-width="7.019cm" style:rel-column-width="3979*"/>
    </style:style>
    <style:style style:name="Methodology.C" style:family="table-column">
      <style:table-column-properties style:column-width="4.177cm" style:rel-column-width="2368*"/>
    </style:style>
    <style:style style:name="Methodology.D" style:family="table-column">
      <style:table-column-properties style:column-width="4.83cm" style:rel-column-width="2738*"/>
    </style:style>
    <style:style style:name="Methodology.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hodology.D1" style:family="table-cell">
      <style:table-cell-properties fo:background-color="transparent" fo:padding="0.097cm" fo:border="0.5pt solid #000000" style:writing-mode="page">
        <style:background-image/>
      </style:table-cell-properties>
    </style:style>
    <style:style style:name="Methodology.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hodology.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Methodology.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Methodology.5" style:family="table-row">
      <style:table-row-properties fo:keep-together="auto"/>
    </style:style>
    <style:style style:name="P1" style:family="paragraph" style:parent-style-name="Standard">
      <style:paragraph-properties fo:text-align="center" style:justify-single-word="false"/>
      <style:text-properties fo:language="en" fo:country="GB" fo:font-weight="bold" officeooo:rsid="00136c01" officeooo:paragraph-rsid="00136c01" style:font-weight-asian="bold" style:font-weight-complex="bold"/>
    </style:style>
    <style:style style:name="P2" style:family="paragraph" style:parent-style-name="Standard">
      <style:paragraph-properties fo:text-align="center" style:justify-single-word="false" fo:break-before="page"/>
      <style:text-properties fo:language="en" fo:country="GB" fo:font-weight="bold" officeooo:rsid="00136c01" officeooo:paragraph-rsid="00136c01" style:font-weight-asian="bold" style:font-weight-complex="bold"/>
    </style:style>
    <style:style style:name="P3" style:family="paragraph" style:parent-style-name="Standard">
      <style:paragraph-properties fo:text-align="center" style:justify-single-word="false" fo:break-before="page"/>
      <style:text-properties fo:language="en" fo:country="GB" fo:font-weight="bold" officeooo:rsid="00136c01" officeooo:paragraph-rsid="0013c412" style:font-weight-asian="bold" style:font-weight-complex="bold"/>
    </style:style>
    <style:style style:name="P4" style:family="paragraph" style:parent-style-name="Standard">
      <style:paragraph-properties fo:text-align="justify" style:justify-single-word="false"/>
      <style:text-properties fo:language="en" fo:country="GB" officeooo:rsid="00136c01" officeooo:paragraph-rsid="00136c01"/>
    </style:style>
    <style:style style:name="P5" style:family="paragraph" style:parent-style-name="Standard">
      <style:paragraph-properties fo:text-align="center" style:justify-single-word="false"/>
      <style:text-properties fo:language="en" fo:country="GB" officeooo:rsid="00136c01" officeooo:paragraph-rsid="00136c01"/>
    </style:style>
    <style:style style:name="P6" style:family="paragraph" style:parent-style-name="Standard">
      <style:paragraph-properties fo:text-align="center" style:justify-single-word="false"/>
      <style:text-properties fo:language="en" fo:country="GB" officeooo:rsid="00136c01" officeooo:paragraph-rsid="00143949"/>
    </style:style>
    <style:style style:name="P7" style:family="paragraph" style:parent-style-name="Standard">
      <style:paragraph-properties fo:text-align="center" style:justify-single-word="false"/>
      <style:text-properties fo:language="en" fo:country="GB" fo:font-style="italic" officeooo:rsid="00136c01" officeooo:paragraph-rsid="00136c01" style:font-style-asian="italic" style:font-style-complex="italic"/>
    </style:style>
    <style:style style:name="P8" style:family="paragraph" style:parent-style-name="Standard">
      <style:paragraph-properties fo:text-align="center" style:justify-single-word="false"/>
      <style:text-properties fo:language="en" fo:country="GB" fo:font-style="italic" officeooo:rsid="00136c01" officeooo:paragraph-rsid="00143949" style:font-style-asian="italic" style:font-style-complex="italic"/>
    </style:style>
    <style:style style:name="P9" style:family="paragraph" style:parent-style-name="Standard">
      <style:paragraph-properties fo:text-align="justify" style:justify-single-word="false"/>
      <style:text-properties fo:language="en" fo:country="GB" officeooo:rsid="00143949" officeooo:paragraph-rsid="00143949"/>
    </style:style>
    <style:style style:name="P10" style:family="paragraph" style:parent-style-name="Standard">
      <style:paragraph-properties fo:text-align="center" style:justify-single-word="false" fo:break-before="page"/>
      <style:text-properties fo:language="en" fo:country="GB" fo:font-style="normal" fo:font-weight="bold" officeooo:rsid="001571d7" officeooo:paragraph-rsid="001571d7"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language="en" fo:country="GB" fo:font-style="normal" fo:font-weight="bold" officeooo:rsid="001571d7" officeooo:paragraph-rsid="001571d7"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language="en" fo:country="GB" fo:font-style="normal" fo:font-weight="bold" officeooo:rsid="00185a40" officeooo:paragraph-rsid="00185a40"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language="en" fo:country="GB" fo:font-style="normal" fo:font-weight="bold" officeooo:rsid="00185a40" officeooo:paragraph-rsid="001cffa0"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language="en" fo:country="GB" fo:font-style="normal" officeooo:rsid="001571d7" officeooo:paragraph-rsid="001571d7" style:font-style-asian="normal" style:font-style-complex="normal"/>
    </style:style>
    <style:style style:name="P15" style:family="paragraph" style:parent-style-name="Standard">
      <style:paragraph-properties fo:text-align="justify" style:justify-single-word="false"/>
      <style:text-properties fo:language="en" fo:country="GB" fo:font-style="normal" fo:font-weight="normal" officeooo:rsid="00185a40" officeooo:paragraph-rsid="00185a40"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17" style:family="paragraph" style:parent-style-name="Standard" style:list-style-name="L2">
      <style:paragraph-properties fo:text-align="justify" style:justify-single-word="false"/>
      <style:text-properties fo:language="en" fo:country="GB" fo:font-style="normal" fo:font-weight="normal" officeooo:rsid="00185a40" officeooo:paragraph-rsid="001cffa0" style:font-style-asian="normal" style:font-weight-asian="normal" style:font-style-complex="normal" style:font-weight-complex="normal"/>
    </style:style>
    <style:style style:name="P18" style:family="paragraph" style:parent-style-name="Standard">
      <style:text-properties fo:language="en" fo:country="GB" fo:font-style="normal" fo:font-weight="normal" officeooo:rsid="00291c0b" style:font-style-asian="normal" style:font-weight-asian="normal" style:font-style-complex="normal" style:font-weight-complex="normal"/>
    </style:style>
    <style:style style:name="P19" style:family="paragraph" style:parent-style-name="Standard">
      <style:text-properties fo:language="en" fo:country="GB" fo:font-style="normal" fo:font-weight="normal" officeooo:rsid="003adfc9"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language="en" fo:country="GB" fo:font-style="normal" fo:font-weight="normal" officeooo:rsid="0046a6ee" officeooo:paragraph-rsid="0046a6ee"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language="en" fo:country="GB" fo:font-style="normal" fo:font-weight="normal" officeooo:rsid="0046a6ee" officeooo:paragraph-rsid="0047ef94"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language="en" fo:country="GB" fo:font-style="normal" fo:font-weight="normal" officeooo:rsid="00760679" officeooo:paragraph-rsid="00760679"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language="en" fo:country="GB" fo:font-style="normal" fo:font-weight="normal" officeooo:rsid="00785d07" officeooo:paragraph-rsid="00785d07"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language="en" fo:country="GB" fo:font-style="normal" fo:font-weight="normal" officeooo:rsid="008232e6" officeooo:paragraph-rsid="008232e6"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n" fo:country="GB" fo:font-style="normal" fo:font-weight="normal" officeooo:rsid="008232e6" officeooo:paragraph-rsid="008489f8" style:font-style-asian="normal" style:font-weight-asian="normal" style:font-style-complex="normal" style:font-weight-complex="normal"/>
    </style:style>
    <style:style style:name="P26" style:family="paragraph" style:parent-style-name="Standard">
      <style:text-properties fo:language="en" fo:country="GB"/>
    </style:style>
    <style:style style:name="P27" style:family="paragraph" style:parent-style-name="Standard">
      <style:paragraph-properties fo:text-align="justify" style:justify-single-word="false"/>
      <style:text-properties officeooo:paragraph-rsid="0069fa17"/>
    </style:style>
    <style:style style:name="P28" style:family="paragraph" style:parent-style-name="Standard">
      <style:text-properties officeooo:rsid="004fb73a" officeooo:paragraph-rsid="005398f9"/>
    </style:style>
    <style:style style:name="P29" style:family="paragraph" style:parent-style-name="Table">
      <style:paragraph-properties fo:keep-with-next="always"/>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821c" officeooo:paragraph-rsid="0070821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0005" officeooo:paragraph-rsid="0072000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a32" officeooo:paragraph-rsid="00723a3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a32" officeooo:paragraph-rsid="0074ffb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124b" officeooo:paragraph-rsid="0073124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4ffb0" officeooo:paragraph-rsid="0074ffb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0841" officeooo:paragraph-rsid="007f084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79b6" officeooo:paragraph-rsid="008079b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0821c" officeooo:paragraph-rsid="0070821c"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36c01"/>
    </style:style>
    <style:style style:name="T2" style:family="text">
      <style:text-properties officeooo:rsid="0013c412"/>
    </style:style>
    <style:style style:name="T3" style:family="text">
      <style:text-properties officeooo:rsid="00143949"/>
    </style:style>
    <style:style style:name="T4" style:family="text">
      <style:text-properties fo:font-style="normal" fo:font-weight="normal" officeooo:rsid="00291c0b" style:font-style-asian="normal" style:font-weight-asian="normal" style:font-style-complex="normal" style:font-weight-complex="normal"/>
    </style:style>
    <style:style style:name="T5" style:family="text">
      <style:text-properties fo:font-style="normal" fo:font-weight="normal" officeooo:rsid="002b98e3" style:font-style-asian="normal" style:font-weight-asian="normal" style:font-style-complex="normal" style:font-weight-complex="normal"/>
    </style:style>
    <style:style style:name="T6" style:family="text">
      <style:text-properties fo:font-style="normal" fo:font-weight="normal" officeooo:rsid="002ea2b9" style:font-style-asian="normal" style:font-weight-asian="normal" style:font-style-complex="normal" style:font-weight-complex="normal"/>
    </style:style>
    <style:style style:name="T7" style:family="text">
      <style:text-properties fo:font-style="normal" fo:font-weight="normal" officeooo:rsid="002fbd98" style:font-style-asian="normal" style:font-weight-asian="normal" style:font-style-complex="normal" style:font-weight-complex="normal"/>
    </style:style>
    <style:style style:name="T8" style:family="text">
      <style:text-properties fo:font-style="normal" fo:font-weight="normal" officeooo:rsid="00307d2e" style:font-style-asian="normal" style:font-weight-asian="normal" style:font-style-complex="normal" style:font-weight-complex="normal"/>
    </style:style>
    <style:style style:name="T9" style:family="text">
      <style:text-properties fo:font-style="normal" fo:font-weight="normal" officeooo:rsid="0033a0ac" style:font-style-asian="normal" style:font-weight-asian="normal" style:font-style-complex="normal" style:font-weight-complex="normal"/>
    </style:style>
    <style:style style:name="T10" style:family="text">
      <style:text-properties fo:font-style="normal" fo:font-weight="normal" officeooo:rsid="003508fe" style:font-style-asian="normal" style:font-weight-asian="normal" style:font-style-complex="normal" style:font-weight-complex="normal"/>
    </style:style>
    <style:style style:name="T11" style:family="text">
      <style:text-properties fo:font-style="normal" fo:font-weight="normal" officeooo:rsid="003698bf" style:font-style-asian="normal" style:font-weight-asian="normal" style:font-style-complex="normal" style:font-weight-complex="normal"/>
    </style:style>
    <style:style style:name="T12" style:family="text">
      <style:text-properties fo:font-style="normal" fo:font-weight="normal" officeooo:rsid="0038114d" style:font-style-asian="normal" style:font-weight-asian="normal" style:font-style-complex="normal" style:font-weight-complex="normal"/>
    </style:style>
    <style:style style:name="T13" style:family="text">
      <style:text-properties fo:font-style="normal" fo:font-weight="normal" officeooo:rsid="0039ae78" style:font-style-asian="normal" style:font-weight-asian="normal" style:font-style-complex="normal" style:font-weight-complex="normal"/>
    </style:style>
    <style:style style:name="T14" style:family="text">
      <style:text-properties fo:font-style="normal" fo:font-weight="normal" officeooo:rsid="003a78b0" style:font-style-asian="normal" style:font-weight-asian="normal" style:font-style-complex="normal" style:font-weight-complex="normal"/>
    </style:style>
    <style:style style:name="T15" style:family="text">
      <style:text-properties fo:font-style="normal" fo:font-weight="normal" officeooo:rsid="003ab827" style:font-style-asian="normal" style:font-weight-asian="normal" style:font-style-complex="normal" style:font-weight-complex="normal"/>
    </style:style>
    <style:style style:name="T16" style:family="text">
      <style:text-properties fo:font-style="normal" fo:font-weight="normal" officeooo:rsid="003b8703" style:font-style-asian="normal" style:font-weight-asian="normal" style:font-style-complex="normal" style:font-weight-complex="normal"/>
    </style:style>
    <style:style style:name="T17" style:family="text">
      <style:text-properties fo:font-style="normal" fo:font-weight="normal" officeooo:rsid="00454683" style:font-style-asian="normal" style:font-weight-asian="normal" style:font-style-complex="normal" style:font-weight-complex="normal"/>
    </style:style>
    <style:style style:name="T18" style:family="text">
      <style:text-properties fo:font-style="normal" fo:font-weight="normal" officeooo:rsid="00460327" style:font-style-asian="normal" style:font-weight-asian="normal" style:font-style-complex="normal" style:font-weight-complex="normal"/>
    </style:style>
    <style:style style:name="T19" style:family="text">
      <style:text-properties officeooo:rsid="0047ef94"/>
    </style:style>
    <style:style style:name="T20" style:family="text">
      <style:text-properties fo:language="en" fo:country="GB" fo:font-style="normal" fo:font-weight="normal" style:font-style-asian="normal" style:font-weight-asian="normal" style:font-style-complex="normal" style:font-weight-complex="normal"/>
    </style:style>
    <style:style style:name="T21" style:family="text">
      <style:text-properties fo:language="en" fo:country="GB" fo:font-style="normal" fo:font-weight="normal" officeooo:rsid="0046a6ee" style:font-style-asian="normal" style:font-weight-asian="normal" style:font-style-complex="normal" style:font-weight-complex="normal"/>
    </style:style>
    <style:style style:name="T22" style:family="text">
      <style:text-properties fo:language="en" fo:country="GB" fo:font-style="normal" fo:font-weight="normal" officeooo:rsid="0049e2ad" style:font-style-asian="normal" style:font-weight-asian="normal" style:font-style-complex="normal" style:font-weight-complex="normal"/>
    </style:style>
    <style:style style:name="T23" style:family="text">
      <style:text-properties fo:language="en" fo:country="GB" fo:font-style="normal" fo:font-weight="normal" officeooo:rsid="00185a40" style:font-style-asian="normal" style:font-weight-asian="normal" style:font-style-complex="normal" style:font-weight-complex="normal"/>
    </style:style>
    <style:style style:name="T24" style:family="text">
      <style:text-properties fo:language="en" fo:country="GB" fo:font-style="normal" fo:font-weight="normal" officeooo:rsid="0026d27d" style:font-style-asian="normal" style:font-weight-asian="normal" style:font-style-complex="normal" style:font-weight-complex="normal"/>
    </style:style>
    <style:style style:name="T25" style:family="text">
      <style:text-properties fo:language="en" fo:country="GB" fo:font-style="normal" fo:font-weight="normal" officeooo:rsid="00291c0b" style:font-style-asian="normal" style:font-weight-asian="normal" style:font-style-complex="normal" style:font-weight-complex="normal"/>
    </style:style>
    <style:style style:name="T26" style:family="text">
      <style:text-properties fo:language="en" fo:country="GB" fo:font-style="normal" fo:font-weight="normal" officeooo:rsid="004ac56e" style:font-style-asian="normal" style:font-weight-asian="normal" style:font-style-complex="normal" style:font-weight-complex="normal"/>
    </style:style>
    <style:style style:name="T27" style:family="text">
      <style:text-properties fo:language="en" fo:country="GB" fo:font-style="normal" fo:font-weight="normal" officeooo:rsid="004c35fa" style:font-style-asian="normal" style:font-weight-asian="normal" style:font-style-complex="normal" style:font-weight-complex="normal"/>
    </style:style>
    <style:style style:name="T28" style:family="text">
      <style:text-properties fo:language="en" fo:country="GB" fo:font-style="normal" fo:font-weight="normal" officeooo:rsid="004d4d72" style:font-style-asian="normal" style:font-weight-asian="normal" style:font-style-complex="normal" style:font-weight-complex="normal"/>
    </style:style>
    <style:style style:name="T29" style:family="text">
      <style:text-properties fo:language="en" fo:country="GB" fo:font-style="normal" fo:font-weight="normal" officeooo:rsid="004e8a09" style:font-style-asian="normal" style:font-weight-asian="normal" style:font-style-complex="normal" style:font-weight-complex="normal"/>
    </style:style>
    <style:style style:name="T30" style:family="text">
      <style:text-properties fo:language="en" fo:country="GB" fo:font-style="normal" fo:font-weight="normal" officeooo:rsid="004fb73a" style:font-style-asian="normal" style:font-weight-asian="normal" style:font-style-complex="normal" style:font-weight-complex="normal"/>
    </style:style>
    <style:style style:name="T31" style:family="text">
      <style:text-properties fo:language="en" fo:country="GB" fo:font-style="normal" fo:font-weight="normal" officeooo:rsid="004fdfa1" style:font-style-asian="normal" style:font-weight-asian="normal" style:font-style-complex="normal" style:font-weight-complex="normal"/>
    </style:style>
    <style:style style:name="T32" style:family="text">
      <style:text-properties fo:language="en" fo:country="GB" fo:font-style="normal" fo:font-weight="normal" officeooo:rsid="00505ec7" style:font-style-asian="normal" style:font-weight-asian="normal" style:font-style-complex="normal" style:font-weight-complex="normal"/>
    </style:style>
    <style:style style:name="T33" style:family="text">
      <style:text-properties fo:language="en" fo:country="GB" fo:font-style="normal" fo:font-weight="normal" officeooo:rsid="005398f9" style:font-style-asian="normal" style:font-weight-asian="normal" style:font-style-complex="normal" style:font-weight-complex="normal"/>
    </style:style>
    <style:style style:name="T34" style:family="text">
      <style:text-properties fo:language="en" fo:country="GB" fo:font-style="normal" fo:font-weight="normal" officeooo:rsid="00553b62" style:font-style-asian="normal" style:font-weight-asian="normal" style:font-style-complex="normal" style:font-weight-complex="normal"/>
    </style:style>
    <style:style style:name="T35" style:family="text">
      <style:text-properties fo:language="en" fo:country="GB" fo:font-style="normal" fo:font-weight="normal" officeooo:rsid="00689182" style:font-style-asian="normal" style:font-weight-asian="normal" style:font-style-complex="normal" style:font-weight-complex="normal"/>
    </style:style>
    <style:style style:name="T36" style:family="text">
      <style:text-properties fo:language="en" fo:country="GB" fo:font-style="normal" fo:font-weight="normal" officeooo:rsid="00694bc1" style:font-style-asian="normal" style:font-weight-asian="normal" style:font-style-complex="normal" style:font-weight-complex="normal"/>
    </style:style>
    <style:style style:name="T37" style:family="text">
      <style:text-properties fo:language="en" fo:country="GB" fo:font-style="normal" fo:font-weight="normal" officeooo:rsid="006eb915" style:font-style-asian="normal" style:font-weight-asian="normal" style:font-style-complex="normal" style:font-weight-complex="normal"/>
    </style:style>
    <style:style style:name="T38" style:family="text">
      <style:text-properties fo:language="en" fo:country="GB" fo:font-style="normal" fo:font-weight="normal" officeooo:rsid="00783931" style:font-style-asian="normal" style:font-weight-asian="normal" style:font-style-complex="normal" style:font-weight-complex="normal"/>
    </style:style>
    <style:style style:name="T39" style:family="text">
      <style:text-properties fo:language="en" fo:country="GB" fo:font-style="normal" fo:font-weight="normal" officeooo:rsid="00785141" style:font-style-asian="normal" style:font-weight-asian="normal" style:font-style-complex="normal" style:font-weight-complex="normal"/>
    </style:style>
    <style:style style:name="T40" style:family="text">
      <style:text-properties fo:language="en" fo:country="GB" fo:font-style="italic" fo:font-weight="normal" officeooo:rsid="0049e2ad" style:font-style-asian="italic" style:font-weight-asian="normal" style:font-style-complex="italic" style:font-weight-complex="normal"/>
    </style:style>
    <style:style style:name="T41" style:family="text">
      <style:text-properties fo:language="en" fo:country="GB" fo:font-style="italic" fo:font-weight="normal" officeooo:rsid="004ac56e" style:font-style-asian="italic" style:font-weight-asian="normal" style:font-style-complex="italic" style:font-weight-complex="normal"/>
    </style:style>
    <style:style style:name="T42" style:family="text">
      <style:text-properties fo:language="en" fo:country="GB" fo:font-style="italic" fo:font-weight="normal" officeooo:rsid="004e8a09" style:font-style-asian="italic" style:font-weight-asian="normal" style:font-style-complex="italic" style:font-weight-complex="normal"/>
    </style:style>
    <style:style style:name="T43" style:family="text">
      <style:text-properties officeooo:rsid="004ac56e"/>
    </style:style>
    <style:style style:name="T44" style:family="text">
      <style:text-properties officeooo:rsid="00553b62"/>
    </style:style>
    <style:style style:name="T45" style:family="text">
      <style:text-properties fo:font-weight="bold" style:font-weight-asian="bold" style:font-weight-complex="bold"/>
    </style:style>
    <style:style style:name="T46" style:family="text">
      <style:text-properties officeooo:rsid="005c10eb"/>
    </style:style>
    <style:style style:name="T47" style:family="text">
      <style:text-properties officeooo:rsid="005e688c"/>
    </style:style>
    <style:style style:name="T48" style:family="text">
      <style:text-properties officeooo:rsid="005f721f"/>
    </style:style>
    <style:style style:name="T49" style:family="text">
      <style:text-properties officeooo:rsid="005f822e"/>
    </style:style>
    <style:style style:name="T50" style:family="text">
      <style:text-properties officeooo:rsid="00607c38"/>
    </style:style>
    <style:style style:name="T51" style:family="text">
      <style:text-properties officeooo:rsid="00622ff6"/>
    </style:style>
    <style:style style:name="T52" style:family="text">
      <style:text-properties officeooo:rsid="0065b851"/>
    </style:style>
    <style:style style:name="T53" style:family="text">
      <style:text-properties officeooo:rsid="0066eee1"/>
    </style:style>
    <style:style style:name="T54" style:family="text">
      <style:text-properties officeooo:rsid="00720005"/>
    </style:style>
    <style:style style:name="T55" style:family="text">
      <style:text-properties officeooo:rsid="00723a32"/>
    </style:style>
    <style:style style:name="T56" style:family="text">
      <style:text-properties officeooo:rsid="0073124b"/>
    </style:style>
    <style:style style:name="T57" style:family="text">
      <style:text-properties officeooo:rsid="0074ffb0"/>
    </style:style>
    <style:style style:name="T58" style:family="text">
      <style:text-properties officeooo:rsid="0077d3e9"/>
    </style:style>
    <style:style style:name="T59" style:family="text">
      <style:text-properties officeooo:rsid="00792ae7"/>
    </style:style>
    <style:style style:name="T60" style:family="text">
      <style:text-properties officeooo:rsid="007cc1e5"/>
    </style:style>
    <style:style style:name="T61" style:family="text">
      <style:text-properties officeooo:rsid="007d8d38"/>
    </style:style>
    <style:style style:name="T62" style:family="text">
      <style:text-properties officeooo:rsid="007e39a7"/>
    </style:style>
    <style:style style:name="T63" style:family="text">
      <style:text-properties officeooo:rsid="007e6bb1"/>
    </style:style>
    <style:style style:name="T64" style:family="text">
      <style:text-properties officeooo:rsid="00821e80"/>
    </style:style>
    <style:style style:name="T65" style:family="text">
      <style:text-properties officeooo:rsid="0083c9e1"/>
    </style:style>
    <style:style style:name="T66" style:family="text">
      <style:text-properties officeooo:rsid="008489f8"/>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GN LANGUAGE TRANSLATOR WITH CHAT APP AND SPEECH SYNTHESIS USING COMPUTER VISION AND MACHINE LEARNING</text:p>
      <text:p text:style-name="P1">BY</text:p>
      <text:p text:style-name="P1">UDE, CHIDERAA EBENEZER</text:p>
      <text:p text:style-name="P1">170408017</text:p>
      <text:p text:style-name="P1">DEPARTMENT OF ELECTRICAL AND ELECTRONICS ENGINEERING</text:p>
      <text:p text:style-name="P1">FACULTY OF ENGINEERING</text:p>
      <text:p text:style-name="P1">UNIVERSITY OF LAGOS</text:p>
      <text:p text:style-name="P1">AKOKA, NIGERIA</text:p>
      <text:p text:style-name="P1">DECEMBER 2023</text:p>
      <text:p text:style-name="P2">SIGN LANGUAGE TRANSLATOR WITH CHAT APP AND SPEECH SYNTHESIS USING COMPUTER VISION AND MACHINE LEARNING</text:p>
      <text:p text:style-name="P1">BY</text:p>
      <text:p text:style-name="P1">UDE, CHIDERAA EBENEZER</text:p>
      <text:p text:style-name="P1">170408017</text:p>
      <text:p text:style-name="P1"><text:span text:style-name="T2">PROJECT</text:span> IN THE DEPARTMENT OF ELECTRICAL AND ELECTRONICS ENGINEERING SUBMITTED TO THE FACULTY OF ENGINEERING IN PARTIAL FULFILMENT OF THE REQUIREMENTS FOR THE AWARD OF THE DEGREE OF BACHELOR OF SCIENCE IN COMPUTER ENGINEERING</text:p>
      <text:p text:style-name="P1">DECEMBER 2023</text:p>
      <text:p text:style-name="P2">CERTIFICATION</text:p>
      <text:p text:style-name="P4">This is to certify that this project was carried out by Ude, Chideraa Ebenezer in the Department of <text:s/>Electrical and Electronics Engineering, University of Lagos, Akoka, Nigeria.</text:p>
      <text:section text:style-name="Sect1" text:name="Section1">
        <text:p text:style-name="P5">____________________________</text:p>
        <text:p text:style-name="P5">Dr. Alexander A. Okandeji</text:p>
        <text:p text:style-name="P7">Supervisor</text:p>
        <text:p text:style-name="P5">____________________________</text:p>
        <text:p text:style-name="P5">Prof. Tolulope O. Akinbulire</text:p>
        <text:p text:style-name="P7">Head of Department</text:p>
      </text:section>
      <text:p text:style-name="P3">CERTIFICATION <text:span text:style-name="T2">OF PROJECT </text:span><text:span text:style-name="T3">ON PLAGIARISM</text:span></text:p>
      <text:p text:style-name="P9">We the undersigned attest and declare that the project of Ude, Chideraa Ebenezer titled: “<text:span text:style-name="T1">Sign Language Translator </text:span>w<text:span text:style-name="T1">ith Chat App </text:span>a<text:span text:style-name="T1">nd Speech Synthesis </text:span>u<text:span text:style-name="T1">sing Computer Vision </text:span>a<text:span text:style-name="T1">nd Machine Learning</text:span>” has successfully passed the anti-plagiarism test and does not violate any copyright regulations.</text:p>
      <text:section text:style-name="Sect1" text:name="Section2">
        <text:p text:style-name="P6">____________________________</text:p>
        <text:p text:style-name="P6">Dr. Alexander A. Okandeji</text:p>
        <text:p text:style-name="P8">Supervisor</text:p>
        <text:p text:style-name="P6">____________________________</text:p>
        <text:p text:style-name="P6">Prof. Tolulope O. Akinbulire</text:p>
        <text:p text:style-name="P8">Head of Department</text:p>
      </text:section>
      <text:p text:style-name="P10">DEDICATION</text:p>
      <text:p text:style-name="P14">This work is dedicated to my good friend and colleague, Johnson Dawodu, from whom this idea sprung, and with whom I diligently laboured to bring it to fruition.</text:p>
      <text:p text:style-name="P10">ACKNOWLEDGEMENT</text:p>
      <text:p text:style-name="P14">Stuff...</text:p>
      <text:p text:style-name="P10">ABSTRACT</text:p>
      <text:p text:style-name="P14">Stuff...</text:p>
      <text:p text:style-name="P10">TABLE OF CONTENTS</text:p>
      <text:p text:style-name="P10">LIST OF SYMBOLS</text:p>
      <text:p text:style-name="P10">LIST OF ABBREVIATIONS</text:p>
      <text:p text:style-name="P10">LIST OF FIGURES</text:p>
      <text:p text:style-name="P10">LIST OF TABLES</text:p>
      <text:p text:style-name="P10">CHAPTER ONE – INTRODUCTION</text:p>
      <text:p text:style-name="P11"/>
      <text:p text:style-name="P12">1.1 Background to the Study</text:p>
      <text:p text:style-name="P15"/>
      <text:p text:style-name="Standard"><text:span text:style-name="T23">In today’s world, clear and concise communication is everything. This is fairly easy for most people, as they can communicate verbally. But for a substantial majority, this is not the case. According to the World Health Organisation</text:span><text:bookmark-start text:name="ZOTERO_BREF_zobIHd1aanFP"/><text:span text:style-name="T23">[1]</text:span><text:bookmark-end text:name="ZOTERO_BREF_zobIHd1aanFP"/><text:span text:style-name="T23">, more than 1.5 billion people (about one-fifth of the global population) live with hearing loss – </text:span><text:span text:style-name="T24">out of whom more than </text:span><text:span text:style-name="T23">4</text:span><text:span text:style-name="T24">0</text:span><text:span text:style-name="T23">0 million have disabling hearing loss </text:span><text:bookmark-start text:name="ZOTERO_BREF_hIbK8OnzeUbN"/><text:span text:style-name="T23">[1]</text:span><text:bookmark-end text:name="ZOTERO_BREF_hIbK8OnzeUbN"/><text:span text:style-name="T23">. </text:span><text:span text:style-name="T25">While WHO estimates that 50% of such hearing loss can be prevented through public health measures </text:span><text:bookmark-start text:name="ZOTERO_BREF_wmFG0wvgbZL6"/><text:span text:style-name="T25">[1]</text:span><text:bookmark-end text:name="ZOTERO_BREF_wmFG0wvgbZL6"/><text:span text:style-name="T25">, a more pragmatic and working solution can be proferred to circumvent barriers this poses to commmunication.</text:span></text:p>
      <text:p text:style-name="P18"/>
      <text:p text:style-name="P26"><text:span text:style-name="T4">Sign </text:span><text:span text:style-name="T7">L</text:span><text:span text:style-name="T4">anguage is a </text:span><text:span text:style-name="T6">kind</text:span><text:span text:style-name="T4"> of communication </text:span><text:span text:style-name="T5">employed</text:span><text:span text:style-name="T4"> by </text:span><text:span text:style-name="T5">individuals with disability in</text:span><text:span text:style-name="T4"> hearing and spe</text:span><text:span text:style-name="T5">aking </text:span><text:bookmark-start text:name="ZOTERO_BREF_pYbPTZiSWW18"/><text:span text:style-name="T5">[2]</text:span><text:bookmark-end text:name="ZOTERO_BREF_pYbPTZiSWW18"/><text:span text:style-name="T5">. </text:span><text:span text:style-name="T8">Asides, oral languages, Sign Languages (SLs) represent the most well-structured and organised means of communication around the world; </text:span><text:span text:style-name="T11">a</text:span><text:span text:style-name="T9">nd as with spoken languages, they differ according to regions and communities from which they originate </text:span><text:bookmark-start text:name="ZOTERO_BREF_vmuuWHq8LQ4W"/><text:span text:style-name="T9">[3]</text:span><text:bookmark-start text:name="ZOTERO_BREF_PD41HhFmJmgA"/><text:bookmark-end text:name="ZOTERO_BREF_vmuuWHq8LQ4W"/><text:span text:style-name="T9">.</text:span><text:bookmark-end text:name="ZOTERO_BREF_PD41HhFmJmgA"/><text:span text:style-name="T9"> </text:span><text:span text:style-name="T12">Popular variants include but are not limited to: </text:span><text:span text:style-name="T13">American Sign Language (ASL), Arabic Sign Language (ArSL), Chinese Sign Language (CSL) and Italian Sign Language (LIS).</text:span><text:span text:style-name="T9"> </text:span><text:span text:style-name="T10">The</text:span><text:span text:style-name="T17">y are </text:span><text:span text:style-name="T10">primary distinguish</text:span><text:span text:style-name="T17">ed by t</text:span><text:span text:style-name="T10">he</text:span><text:span text:style-name="T17">ir </text:span><text:span text:style-name="T10">simultaneity, multimodality and iconicity </text:span><text:span text:style-name="T14">in</text:span><text:span text:style-name="T10"> the very act of communication, </text:span><text:span text:style-name="T17">as i</text:span><text:span text:style-name="T15">nformation is conveyed here by hand shapes, movements and oriented gestures </text:span><text:bookmark-start text:name="ZOTERO_BREF_pmvg0jVNpPTh"/><text:span text:style-name="T15">[3]</text:span><text:bookmark-end text:name="ZOTERO_BREF_pmvg0jVNpPTh"/><text:span text:style-name="T15">.</text:span></text:p>
      <text:p text:style-name="P19"/>
      <text:p text:style-name="P26"><text:span text:style-name="T17">Sign Languages (SLs)</text:span><text:span text:style-name="T16"> ha</text:span><text:span text:style-name="T17">ve</text:span><text:span text:style-name="T16"> enabled </text:span><text:span text:style-name="T17">many with either hearing or speaking impairments to be able to be relate with each other and to be able to participate in getherings and conferences. While this has benefitted those </text:span><text:span text:style-name="T18">with the aforementioned disabilities, it meant that those without the disabilities had to constrain themselves to communicate in that manner – which they had to learn because it was unnatural to them. What if there was a way for for both parties – individuals with those impairments and those without – to relate freely in the language most comfortable for them?</text:span></text:p>
      <text:p text:style-name="P12"/>
      <text:p text:style-name="P12">1.2 Statement of the Problem</text:p>
      <text:p text:style-name="P20"/>
      <text:p text:style-name="P21">The intention of this study is to <text:span text:style-name="T19">investgate a solution that enables hearing- and speech-impaired individuals communicate seamlessly with their non-impaired counterparts, and vice-versa; that is, for their non-impaired counterparts to do likewise. This is an area of tremendous interest because if properly explored would </text:span><text:span text:style-name="T43">promote research in this field and open up </text:span><text:span text:style-name="T19">inquir</text:span><text:span text:style-name="T43">ies</text:span><text:span text:style-name="T19"> into </text:span><text:span text:style-name="T44">sign language as a means of </text:span><text:span text:style-name="T19">reliable </text:span><text:span text:style-name="T44">communication between</text:span><text:span text:style-name="T19"> persons with such disabilities.</text:span></text:p>
      <text:p text:style-name="P21"/>
      <text:p text:style-name="Standard"><text:span text:style-name="T21">Schmalz </text:span><text:bookmark-start text:name="ZOTERO_BREF_mPKU0ChIDbZI"/><text:bookmark-start text:name="ZOTERO_BREF_zsHDMV5EVZaH"/><text:span text:style-name="T21">[3]</text:span><text:bookmark-end text:name="ZOTERO_BREF_mPKU0ChIDbZI"/><text:bookmark-end text:name="ZOTERO_BREF_zsHDMV5EVZaH"/><text:span text:style-name="T21"> </text:span><text:span text:style-name="T22">published a paper on </text:span><text:span text:style-name="T40">Real-time Italian Sign Language Recognition with Deep Learnin</text:span><text:span text:style-name="T41">g </text:span><text:span text:style-name="T26">wherein was explored a way to process hand gestures and movements from the Italian Sign Language (LIS) </text:span><text:span text:style-name="T27">into text that can be easily recognised – </text:span><text:span text:style-name="T30">using deep learning models</text:span><text:span text:style-name="T26">. </text:span><text:span text:style-name="T27">However, it was based only on the single-handed isolated signs and could not account for the double-handed or more sophisticated ones. </text:span><text:span text:style-name="T28">The Masters thesis by</text:span><text:span text:style-name="T27"> Chandrasekaran </text:span><text:bookmark-start text:name="ZOTERO_BREF_1J74SFqoWkhm"/><text:span text:style-name="T27">[4]</text:span><text:bookmark-end text:name="ZOTERO_BREF_1J74SFqoWkhm"/><text:span text:style-name="T27"> did likewise but employed the American Sign Language. </text:span><text:span text:style-name="T28">It </text:span><text:span text:style-name="T29">presented a high-level treatment of the problem but no concrete implementation. In</text:span><text:span text:style-name="T42"> </text:span><text:bookmark-start text:name="ZOTERO_BREF_mWuemS8dhLKm"/><text:span text:style-name="T29">[2]</text:span><text:bookmark-end text:name="ZOTERO_BREF_mWuemS8dhLKm"/><text:span text:style-name="T29">, </text:span><text:span text:style-name="T30">a holistic solution was examined but it lacked a proper interface for potential users to interact with.</text:span></text:p>
      <text:p text:style-name="Standard"><text:span text:style-name="T30"/></text:p>
      <text:p text:style-name="P28"><text:span text:style-name="T20">This work is aimed at </text:span><text:span text:style-name="T31">building a robust</text:span><text:span text:style-name="T20"> </text:span><text:span text:style-name="T31">and practicable solution. In particular, </text:span><text:span text:style-name="T32">i</text:span><text:span text:style-name="T31">t will employ deep learning models presented by the above authors </text:span><text:span text:style-name="T33">but will integrate into a friendly mobile applications for potential</text:span><text:span text:style-name="T31"> end-users – </text:span><text:span text:style-name="T33">whether impaired or not. </text:span><text:span text:style-name="T34">The application to be designed is intended to be bi-directional or two-way in that both parties (impaired and non-impaired) will have seamless interlocution with one another. This is indeed highly relevant and sought-out for, as it will encourage greater participation in international conferences from those with hearing and speech disabilities.</text:span></text:p>
      <text:p text:style-name="P12"><text:soft-page-break/></text:p>
      <text:p text:style-name="P13">1.3 Aim and Objectives of the Study</text:p>
      <text:p text:style-name="P13"/>
      <text:p text:style-name="P16">The aim of this study is to develop and implement a real-time sign language to speech translator, which would be incorporated into a mobile chat application. This translator so designed will be capable of recognizing a wide range of gestures and convert them to speech.</text:p>
      <text:p text:style-name="P16"/>
      <text:p text:style-name="P16">The specific objectives for achieving the aforementioned aim include the following:</text:p>
      <text:p text:style-name="P16"/>
      <text:list text:style-name="L2">
        <text:list-item>
          <text:p text:style-name="P17"><text:span text:style-name="T45">Implementing a Robust Sign Language Recognition System</text:span>: <text:span text:style-name="T46">To d</text:span>evelop and deploy <text:span text:style-name="T46">an efficient</text:span> sign language <text:span text:style-name="T46">(SL)</text:span> recognition system capable of accurately interpreting diverse gestures.</text:p>
          <text:p text:style-name="P17"/>
        </text:list-item>
        <text:list-item>
          <text:p text:style-name="P17"><text:span text:style-name="T45">Integrating Real-Time Translation Mechanisms:</text:span> <text:span text:style-name="T47">To i</text:span>ncorporate real-time translation mechanisms using computer vision <text:span text:style-name="T48">advanced </text:span>techniques.</text:p>
          <text:p text:style-name="P17"/>
        </text:list-item>
        <text:list-item>
          <text:p text:style-name="P17"><text:span text:style-name="T45">Utilizing Machine Learning for Continuous Improvement and Adaptation:</text:span> <text:span text:style-name="T49">To e</text:span>mploy machine learning algorithms to continually enhance the system's adaptability and recognition accuracy.</text:p>
          <text:p text:style-name="P17"/>
        </text:list-item>
        <text:list-item>
          <text:p text:style-name="P17"><text:span text:style-name="T45">Ensuring User-Friendly Inclusive Design: </text:span><text:span text:style-name="T50">To </text:span><text:span text:style-name="T51">design</text:span> <text:span text:style-name="T51">a</text:span> user interface that considers the diverse needs of users <text:span text:style-name="T51">that accomodates</text:span> varying degrees of hearing <text:span text:style-name="T51">and speech</text:span> impairment.</text:p>
          <text:p text:style-name="P17"/>
        </text:list-item>
        <text:list-item>
          <text:p text:style-name="P17"><text:span text:style-name="T45">Testing and Validation with Diverse User Groups:</text:span> <text:span text:style-name="T52">To c</text:span>onduct thorough testing and validation with <text:span text:style-name="T53">many</text:span> user groups with differ<text:span text:style-name="T53">ing</text:span> levels of hearing <text:span text:style-name="T53">and speech</text:span> impairment, cultural backgrounds and sign language fluency.</text:p>
        </text:list-item>
      </text:list>
      <text:p text:style-name="P12"/>
      <text:p text:style-name="P12">1.4 Methodology</text:p>
      <text:p text:style-name="P12"/>
      <text:p text:style-name="P27"><text:span text:style-name="T23">As discussed earlier, the core of the project </text:span><text:span text:style-name="T35">is the implementation of a [bi-directional] real-time sign language to speech translator for facilitating seamless communication between individuals who have hearing and/or speech impairments and those who do not. This section will outline the systematic approach required to achieve that. </text:span><text:span text:style-name="T36">Each methodology will cor</text:span><text:span text:style-name="T38">re</text:span><text:span text:style-name="T36">spond to one of the objectives previou</text:span><text:span text:style-name="T39">sl</text:span><text:span text:style-name="T36">y </text:span><text:span text:style-name="T37">mentioned</text:span><text:span text:style-name="T36">.</text:span></text:p>
      <text:p text:style-name="P29">Table <text:sequence text:ref-name="refTable0" text:name="Table" text:formula="ooow:Table+1" style:num-format="1">1</text:sequence>: Project Methodology</text:p>
      <table:table table:name="Methodology" table:style-name="Methodology" table:template-name="Default Style">
        <table:table-column table:style-name="Methodology.A"/>
        <table:table-column table:style-name="Methodology.B"/>
        <table:table-column table:style-name="Methodology.C"/>
        <table:table-column table:style-name="Methodology.D"/>
        <table:table-row>
          <table:table-cell table:style-name="Methodology.A1" office:value-type="string">
            <text:p text:style-name="P39">S/N</text:p>
          </table:table-cell>
          <table:table-cell table:style-name="Methodology.A1" office:value-type="string">
            <text:p text:style-name="P39">Objectives</text:p>
          </table:table-cell>
          <table:table-cell table:style-name="Methodology.A1" office:value-type="string">
            <text:p text:style-name="P39">Material<text:span text:style-name="T54">(</text:span>s<text:span text:style-name="T54">)</text:span></text:p>
          </table:table-cell>
          <table:table-cell table:style-name="Methodology.D1" office:value-type="string">
            <text:p text:style-name="P39">Method<text:span text:style-name="T54">(</text:span>s<text:span text:style-name="T54">)</text:span></text:p>
          </table:table-cell>
        </table:table-row>
        <table:table-row>
          <table:table-cell table:style-name="Methodology.A2" office:value-type="string">
            <text:p text:style-name="P31">1.</text:p>
          </table:table-cell>
          <table:table-cell table:style-name="Methodology.B2" office:value-type="string">
            <text:p text:style-name="P30">Implementing a Robust Sign Language Recognition System</text:p>
          </table:table-cell>
          <table:table-cell table:style-name="Methodology.B2" office:value-type="string">
            <text:p text:style-name="P35">a. <text:span text:style-name="T57">VSCode (</text:span><text:span text:style-name="T60">t</text:span>ext editor<text:span text:style-name="T57">)</text:span></text:p>
            <text:p text:style-name="P35">b. <text:span text:style-name="T57">Keras and TensorFlow (</text:span><text:span text:style-name="T61">d</text:span><text:span text:style-name="T57">eep </text:span><text:span text:style-name="T61">l</text:span><text:span text:style-name="T57">earning frameworks)</text:span></text:p>
          </table:table-cell>
          <table:table-cell table:style-name="Methodology.D2" office:value-type="string">
            <text:p text:style-name="P36">Convolutional Neural Networks (CNN)</text:p>
          </table:table-cell>
        </table:table-row>
        <table:table-row>
          <table:table-cell table:style-name="Methodology.A2" office:value-type="string">
            <text:p text:style-name="P31">2.</text:p>
          </table:table-cell>
          <table:table-cell table:style-name="Methodology.B2" office:value-type="string">
            <text:p text:style-name="P30">Integrating Real-Time Translation Mechanisms</text:p>
          </table:table-cell>
          <table:table-cell table:style-name="Methodology.B2" office:value-type="string">
            <text:p text:style-name="P36">a. VSCode (<text:span text:style-name="T61">t</text:span><text:span text:style-name="T62">ext</text:span><text:span text:style-name="T56"> editor</text:span>)</text:p>
            <text:p text:style-name="P36">b. Python’s OpenCV libraries</text:p>
          </table:table-cell>
          <table:table-cell table:style-name="Methodology.D2" office:value-type="string">
            <text:p text:style-name="P36">Computer Vision (CV)</text:p>
          </table:table-cell>
        </table:table-row>
        <table:table-row>
          <table:table-cell table:style-name="Methodology.A2" office:value-type="string">
            <text:p text:style-name="P31">3.</text:p>
          </table:table-cell>
          <table:table-cell table:style-name="Methodology.B2" office:value-type="string">
            <text:p text:style-name="P30">Utilizing Machine Learning for Continuous Improvement and Adaptation</text:p>
          </table:table-cell>
          <table:table-cell table:style-name="Methodology.B2" office:value-type="string">
            <text:p text:style-name="P37">a. <text:span text:style-name="T57">VSCode (</text:span><text:span text:style-name="T61">t</text:span><text:span text:style-name="T62">ext</text:span><text:span text:style-name="T56"> editor</text:span><text:span text:style-name="T57">)</text:span></text:p>
            <text:p text:style-name="P37">b. Python’s machine learning libraries</text:p>
          </table:table-cell>
          <table:table-cell table:style-name="Methodology.D2" office:value-type="string">
            <text:p text:style-name="P37">Machine Learning Algorithms for Continuous Improvement</text:p>
          </table:table-cell>
        </table:table-row>
        <table:table-row table:style-name="Methodology.5">
          <table:table-cell table:style-name="Methodology.A2" office:value-type="string">
            <text:p text:style-name="P31">4.</text:p>
          </table:table-cell>
          <table:table-cell table:style-name="Methodology.B2" office:value-type="string">
            <text:p text:style-name="P30">Ensuring User-Friendly Inclusive Design</text:p>
          </table:table-cell>
          <table:table-cell table:style-name="Methodology.B2" office:value-type="string">
            <text:p text:style-name="P34">a. <text:span text:style-name="T57">VSCode (</text:span><text:span text:style-name="T63">t</text:span><text:span text:style-name="T56">ext editor</text:span><text:span text:style-name="T57">)</text:span></text:p>
            <text:p text:style-name="P33">b. Terminal emulator</text:p>
            <text:p text:style-name="P33">c. Web browser</text:p>
          </table:table-cell>
          <table:table-cell table:style-name="Methodology.D2" office:value-type="string">
            <text:p text:style-name="P32">Responsive <text:span text:style-name="T55">frontend website development</text:span></text:p>
          </table:table-cell>
        </table:table-row>
        <text:soft-page-break/>
        <table:table-row>
          <table:table-cell table:style-name="Methodology.A2" office:value-type="string">
            <text:p text:style-name="P31">5.</text:p>
          </table:table-cell>
          <table:table-cell table:style-name="Methodology.B2" office:value-type="string">
            <text:p text:style-name="P30">Testing and Validation with Diverse User Groups</text:p>
          </table:table-cell>
          <table:table-cell table:style-name="Methodology.B2" office:value-type="string">
            <text:p text:style-name="P38">Sample of hearing- and speech-impaired individuals from the university community</text:p>
          </table:table-cell>
          <table:table-cell table:style-name="Methodology.D2" office:value-type="string">
            <text:p text:style-name="P30"/>
          </table:table-cell>
        </table:table-row>
      </table:table>
      <text:p text:style-name="P12"/>
      <text:p text:style-name="P12"/>
      <text:p text:style-name="P12">1.5 Scope of the Study</text:p>
      <text:p text:style-name="P12"/>
      <text:p text:style-name="P22">This project is specifically intended on implementing a friendly and highly responsive interface fo<text:span text:style-name="T58">r potential</text:span> end-users to interact with the sign language translator at real time.</text:p>
      <text:p text:style-name="P12"/>
      <text:p text:style-name="P12">1.6 Significance of the Study</text:p>
      <text:p text:style-name="P12"/>
      <text:p text:style-name="P23">This study is being conducted to <text:span text:style-name="T59">foster research and development in sign language translation. Upon its (successful) completion, it should encourage techpreneurs and business owners to invest it heavily, thus adding to the global economy and increasing that standard of living of the average man everywhere.</text:span></text:p>
      <text:p text:style-name="P12"/>
      <text:p text:style-name="P12">1.7 Research Questions/Hypothesis</text:p>
      <text:p text:style-name="P12"/>
      <text:p text:style-name="P12"/>
      <text:p text:style-name="P12">1.8 Outline of the Project <text:span text:style-name="T64">Report</text:span></text:p>
      <text:p text:style-name="P12"/>
      <text:p text:style-name="P15">This report is structured according to the outline given below.</text:p>
      <text:p text:style-name="P15"/>
      <text:p text:style-name="P24">Chapter 1: Introduction</text:p>
      <text:p text:style-name="P25">This chapter <text:span text:style-name="T66">begins by discussing how sign language has relieved the more than 1 billion people suffering from hearing and/or speech disabilities. It then presents the problem in question, which is to design and implement a sign language to speech translator to enable communication between </text:span></text:p>
      <text:p text:style-name="P25">outlines the aim and objectives of the project. Finally, <text:span text:style-name="T65">it</text:span> details the structure of the <text:span text:style-name="T65">entire</text:span> project report.</text:p>
      <text:p text:style-name="P24"/>
      <text:p text:style-name="P24">Chapter 2: Literature Review</text:p>
      <text:p text:style-name="P24"/>
      <text:p text:style-name="P24"/>
      <text:p text:style-name="P24">Chapter 3: Methodology</text:p>
      <text:p text:style-name="P24"/>
      <text:p text:style-name="P24"/>
      <text:p text:style-name="P24">Chapter 4: Results and Discussion</text:p>
      <text:p text:style-name="P24"/>
      <text:p text:style-name="P24"/>
      <text:p text:style-name="P24">Chapter 5: Conclusion and Recommendation</text:p>
      <text:p text:style-name="P24"/>
      <text:p text:style-name="P24"/>
      <text:p text:style-name="P24">References</text:p>
      <text:p text:style-name="P24"/>
      <text:p text:style-name="P24"/>
      <text:p text:style-name="P24">Appendices</text:p>
      <text:p text:style-name="P24"/>
      <text:p text:style-name="P10">CHAPTER TWO – LITERATURE REVIEW</text:p>
      <text:p text:style-name="P10">CHAPTER THREE – METHODOLOGY</text:p>
      <text:p text:style-name="P10">CHAPTER FOUR – RESULTS AND DISCUSSION</text:p>
      <text:p text:style-name="P10">CHAPTER FIVE – CONCLUSION AND RECOMMENDATION</text:p>
      <text:p text:style-name="P10">REFERENCES</text:p>
      <text:p text:style-name="P10">APPENDI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1:55:53.870322169</meta:creation-date>
    <meta:generator>LibreOffice/7.5.7.1$Linux_X86_64 LibreOffice_project/50$Build-1</meta:generator>
    <dc:date>2023-12-29T19:08:49.333514805</dc:date>
    <meta:editing-duration>PT16H19M59S</meta:editing-duration>
    <meta:editing-cycles>109</meta:editing-cycles>
    <meta:document-statistic meta:table-count="1" meta:image-count="0" meta:object-count="0" meta:page-count="21" meta:paragraph-count="112" meta:word-count="1376" meta:character-count="9373" meta:non-whitespace-character-count="8101"/>
    <meta:user-defined meta:name="ZOTERO_BREF_1J74SFqoWkhm_1">ZOTERO_ITEM CSL_CITATION {"citationID":"llTiaK6Q","properties":{"formattedCitation":"[4]","plainCitation":"[4]","noteIndex":0},"citationItems":[{"id":212,"uris":["http://zotero.org/users/12630605/items/YZTWH4VD"],"itemData":{"id":212,"type":"article-journ</meta:user-defined>
    <meta:user-defined meta:name="ZOTERO_BREF_1J74SFqoWkhm_2">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1J74SFqoWkhm_3">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1J74SFqoWkhm_4">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1J74SFqoWkhm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1J74SFqoWkhm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1J74SFqoWkhm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1J74SFqoWkhm_8" meta:value-type="string">rasekaran","given":"Sruthi"}]}}],"schema":"https://github.com/citation-style-language/schema/raw/master/csl-citation.json"}</meta:user-defined>
    <meta:user-defined meta:name="ZOTERO_BREF_BmqSUXos9zIk_1" meta:value-type="string">ZOTERO_ITEM CSL_CITATION {"citationID":"jUMsLtlD","properties":{"formattedCitation":"[4]","plainCitation":"[4]","noteIndex":0},"citationItems":[{"id":212,"uris":["http://zotero.org/users/12630605/items/YZTWH4VD"],"itemData":{"id":212,"type":"article-journ</meta:user-defined>
    <meta:user-defined meta:name="ZOTERO_BREF_BmqSUXos9zIk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BmqSUXos9zIk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BmqSUXos9zIk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BmqSUXos9zIk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BmqSUXos9zIk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BmqSUXos9zIk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BmqSUXos9zIk_8" meta:value-type="string">rasekaran","given":"Sruthi"}]}}],"schema":"https://github.com/citation-style-language/schema/raw/master/csl-citation.json"}</meta:user-defined>
    <meta:user-defined meta:name="ZOTERO_BREF_PD41HhFmJmgA_1" meta:value-type="string">ZOTERO_ITEM CSL_CITATION {"citationID":"XIFdc69r","properties":{"formattedCitation":"[3]","plainCitation":"[3]","dontUpdate":true,"noteIndex":0},"citationItems":[{"id":216,"uris":["http://zotero.org/users/12630605/items/I8PUW54P"],"itemData":{"id":216,"ty</meta:user-defined>
    <meta:user-defined meta:name="ZOTERO_BREF_PD41HhFmJmgA_2" meta:value-type="string">pe":"article-journal","abstract":"Image recognition systems have evolved so much that they can actually be exploited to solve significant challenges today, such as facilitating communication for people with hearing impairments relying on sign languages. T</meta:user-defined>
    <meta:user-defined meta:name="ZOTERO_BREF_PD41HhFmJmgA_3" meta:value-type="string">his project aims to apply deep learning and fine-tuning techniques to build an automatic recognition system for the Italian Sign Language (LIS). More specifically, our goal is a real-time image recognition system capable of accurately identifying the lett</meta:user-defined>
    <meta:user-defined meta:name="ZOTERO_BREF_PD41HhFmJmgA_4" meta:value-type="string">ers of the LIS alphabet provided by a user in a Human Computer Interaction (HCI) framework by means of Python’s Open Source Computer Vision (OpenCV) library and two models based on convolutional neural networks, namely CNN and VGG19, applied for large-sca</meta:user-defined>
    <meta:user-defined meta:name="ZOTERO_BREF_PD41HhFmJmgA_5" meta:value-type="string">le image and video recognition. In addition to testing the performance of different architectures, our work constitutes a novel step towards the application of automatic image recognition techniques with the recently acknowledged LIS and a lately released</meta:user-defined>
    <meta:user-defined meta:name="ZOTERO_BREF_PD41HhFmJmgA_6" meta:value-type="string"> open-source dataset, also representing the only source available for this type of research on single-handed isolated signs. This project may not only play a role in the interpretation and learning of the Italian Sign Language, encouraging its spread and </meta:user-defined>
    <meta:user-defined meta:name="ZOTERO_BREF_PD41HhFmJmgA_7" meta:value-type="string">study, but also in the inclusion of hearing-impaired individuals in the language research domain.","language":"en","source":"Zotero","title":"Real-time Italian Sign Language Recognition with Deep Learning","author":[{"family":"Schmalz","given":"Veronica J</meta:user-defined>
    <meta:user-defined meta:name="ZOTERO_BREF_PD41HhFmJmgA_8" meta:value-type="string">"}]}}],"schema":"https://github.com/citation-style-language/schema/raw/master/csl-citation.json"}</meta:user-defined>
    <meta:user-defined meta:name="ZOTERO_BREF_hIbK8OnzeUbN_1" meta:value-type="string">ZOTERO_ITEM CSL_CITATION {"citationID":"fxG6fkWu","properties":{"formattedCitation":"[1]","plainCitation":"[1]","noteIndex":0},"citationItems":[{"id":219,"uris":["http://zotero.org/users/12630605/items/KX4UDY4R"],"itemData":{"id":219,"type":"webpage","abs</meta:user-defined>
    <meta:user-defined meta:name="ZOTERO_BREF_hIbK8OnzeUbN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hIbK8OnzeUbN_3" meta:value-type="string">one or both ears.","language":"en","title":"Deafness and hearing loss","URL":"https://www.who.int/health-topics/hearing-loss","accessed":{"date-parts":[["2023",12,29]]}}}],"schema":"https://github.com/citation-style-language/schema/raw/master/csl-citation</meta:user-defined>
    <meta:user-defined meta:name="ZOTERO_BREF_hIbK8OnzeUbN_4" meta:value-type="string">.json"}</meta:user-defined>
    <meta:user-defined meta:name="ZOTERO_BREF_mPKU0ChIDbZI_1" meta:value-type="string">ZOTERO_ITEM CSL_CITATION {"citationID":"W3nkZR5h","properties":{"formattedCitation":"[3]","plainCitation":"[3]","noteIndex":0},"citationItems":[{"id":216,"uris":["http://zotero.org/users/12630605/items/I8PUW54P"],"itemData":{"id":216,"type":"article-journ</meta:user-defined>
    <meta:user-defined meta:name="ZOTERO_BREF_mPKU0ChIDbZI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mPKU0ChIDbZI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mPKU0ChIDbZI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mPKU0ChIDbZI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mPKU0ChIDbZI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mPKU0ChIDbZI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mPKU0ChIDbZI_8" meta:value-type="string">ttps://github.com/citation-style-language/schema/raw/master/csl-citation.json"}</meta:user-defined>
    <meta:user-defined meta:name="ZOTERO_BREF_mWuemS8dhLKm_1" meta:value-type="string">ZOTERO_ITEM CSL_CITATION {"citationID":"taFNaFwM","properties":{"formattedCitation":"[2]","plainCitation":"[2]","noteIndex":0},"citationItems":[{"id":218,"uris":["http://zotero.org/users/12630605/items/SYAJ73Q7"],"itemData":{"id":218,"type":"paper-confere</meta:user-defined>
    <meta:user-defined meta:name="ZOTERO_BREF_mWuemS8dhLKm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mWuemS8dhLKm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mWuemS8dhLKm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mWuemS8dhLKm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mWuemS8dhLKm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mWuemS8dhLKm_7" meta:value-type="string">ata (Big Data)","ISBN":"978-1-5386-5035-6","language":"en","page":"4896-4899","publisher":"IEEE","publisher-place":"Seattle, WA, USA","source":"DOI.org (Crossref)","title":"American Sign Language Recognition using Deep Learning and Computer Vision","URL":</meta:user-defined>
    <meta:user-defined meta:name="ZOTERO_BREF_mWuemS8dhLKm_8" meta:value-type="string">"https://ieeexplore.ieee.org/document/8622141/","author":[{"family":"Bantupalli","given":"Kshitij"},{"family":"Xie","given":"Ying"}],"accessed":{"date-parts":[["2023",12,27]]},"issued":{"date-parts":[["2018",12]]}}}],"schema":"https://github.com/citation-</meta:user-defined>
    <meta:user-defined meta:name="ZOTERO_BREF_mWuemS8dhLKm_9" meta:value-type="string">style-language/schema/raw/master/csl-citation.json"}</meta:user-defined>
    <meta:user-defined meta:name="ZOTERO_BREF_pYbPTZiSWW18_1" meta:value-type="string">ZOTERO_ITEM CSL_CITATION {"citationID":"cu4mt8PN","properties":{"formattedCitation":"[2]","plainCitation":"[2]","noteIndex":0},"citationItems":[{"id":218,"uris":["http://zotero.org/users/12630605/items/SYAJ73Q7"],"itemData":{"id":218,"type":"paper-confere</meta:user-defined>
    <meta:user-defined meta:name="ZOTERO_BREF_pYbPTZiSWW18_2" meta:value-type="string">nce","abstract":"Speech impairment is a disability which affects an individuals ability to communicate using speech and hearing. People who are affected by this use other media of communication such as sign language. Although sign language is ubiquitous i</meta:user-defined>
    <meta:user-defined meta:name="ZOTERO_BREF_pYbPTZiSWW18_3" meta:value-type="string">n recent times, there remains a challenge for non-sign language speakers to communicate with sign language speakers or signers. With recent advances in deep learning and computer vision there has been promising progress in the ﬁelds of motion and gesture </meta:user-defined>
    <meta:user-defined meta:name="ZOTERO_BREF_pYbPTZiSWW18_4" meta:value-type="string">recognition using deep learning and computer visionbased techniques. The focus of this work is to create a visionbased application which offers sign language translation to text thus aiding communication between signers and non-signers. The proposed model</meta:user-defined>
    <meta:user-defined meta:name="ZOTERO_BREF_pYbPTZiSWW18_5" meta:value-type="string"> takes video sequences and extracts temporal and spatial features from them. We then use Inception, a CNN (Convolutional Neural Network) for recognizing spatial features. We then use a RNN (Recurrent Neural Network) to train on temporal features. The data</meta:user-defined>
    <meta:user-defined meta:name="ZOTERO_BREF_pYbPTZiSWW18_6" meta:value-type="string">set used is the American Sign Language Dataset.","container-title":"2018 IEEE International Conference on Big Data (Big Data)","DOI":"10.1109/BigData.2018.8622141","event-place":"Seattle, WA, USA","event-title":"2018 IEEE International Conference on Big D</meta:user-defined>
    <meta:user-defined meta:name="ZOTERO_BREF_pYbPTZiSWW18_7" meta:value-type="string">ata (Big Data)","ISBN":"978-1-5386-5035-6","language":"en","page":"4896-4899","publisher":"IEEE","publisher-place":"Seattle, WA, USA","source":"DOI.org (Crossref)","title":"American Sign Language Recognition using Deep Learning and Computer Vision","URL":</meta:user-defined>
    <meta:user-defined meta:name="ZOTERO_BREF_pYbPTZiSWW18_8" meta:value-type="string">"https://ieeexplore.ieee.org/document/8622141/","author":[{"family":"Bantupalli","given":"Kshitij"},{"family":"Xie","given":"Ying"}],"accessed":{"date-parts":[["2023",12,27]]},"issued":{"date-parts":[["2018",12]]}}}],"schema":"https://github.com/citation-</meta:user-defined>
    <meta:user-defined meta:name="ZOTERO_BREF_pYbPTZiSWW18_9" meta:value-type="string">style-language/schema/raw/master/csl-citation.json"}</meta:user-defined>
    <meta:user-defined meta:name="ZOTERO_BREF_pmvg0jVNpPTh_1" meta:value-type="string">ZOTERO_ITEM CSL_CITATION {"citationID":"33dxC2LU","properties":{"formattedCitation":"[3]","plainCitation":"[3]","noteIndex":0},"citationItems":[{"id":216,"uris":["http://zotero.org/users/12630605/items/I8PUW54P"],"itemData":{"id":216,"type":"article-journ</meta:user-defined>
    <meta:user-defined meta:name="ZOTERO_BREF_pmvg0jVNpPTh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pmvg0jVNpPTh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pmvg0jVNpPTh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pmvg0jVNpPTh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pmvg0jVNpPTh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pmvg0jVNpPTh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pmvg0jVNpPTh_8" meta:value-type="string">ttps://github.com/citation-style-language/schema/raw/master/csl-citation.json"}</meta:user-defined>
    <meta:user-defined meta:name="ZOTERO_BREF_uYMGUVNvCGwx_1" meta:value-type="string">ZOTERO_ITEM CSL_CITATION {"citationID":"lxXIwqs0","properties":{"formattedCitation":"[4]","plainCitation":"[4]","noteIndex":0},"citationItems":[{"id":212,"uris":["http://zotero.org/users/12630605/items/YZTWH4VD"],"itemData":{"id":212,"type":"article-journ</meta:user-defined>
    <meta:user-defined meta:name="ZOTERO_BREF_uYMGUVNvCGwx_2" meta:value-type="string">al","abstract":"Humans communicate using the language that they are familiar with. There are people who have hearing impairment and speaking issues. Its not necessary that everyone should know sign language and communicate in sign language. The Recognitio</meta:user-defined>
    <meta:user-defined meta:name="ZOTERO_BREF_uYMGUVNvCGwx_3" meta:value-type="string">n and Translation of Sign Language in real-time would beneﬁt people to have a eﬀective communication and bridges the communication gap between people who do not know sign language. This work addresses the issue of ” sign language recognition and sign lang</meta:user-defined>
    <meta:user-defined meta:name="ZOTERO_BREF_uYMGUVNvCGwx_4" meta:value-type="string">uage translation”. The dataset used here is American Sign Language(ASL) Alphabets, which contain 26 letters and 3 special characters that are space, delete and nothing. These special characters help in realtime recognition. Convolutional Neural Network(CN</meta:user-defined>
    <meta:user-defined meta:name="ZOTERO_BREF_uYMGUVNvCGwx_5" meta:value-type="string">N) was chosen for the ASL recognition and Translation. Since the dataset is images, Image augmentation, color conversion, size reduction are implemented. The model could predict the letter and display in text and convert to audio with the help of python l</meta:user-defined>
    <meta:user-defined meta:name="ZOTERO_BREF_uYMGUVNvCGwx_6" meta:value-type="string">ibrary called ’gTTs’(Google Text to Speech). The CNN model with Image Augmentation have achieved an accuracy of 94% with 10 epochs. In terms of accuracy the model is compared with all other ASL translation techniques, where most of them are using glove an</meta:user-defined>
    <meta:user-defined meta:name="ZOTERO_BREF_uYMGUVNvCGwx_7" meta:value-type="string">d sensors. However the model is overﬁt, and future work should address this while improving.","language":"en","source":"Zotero","title":"American Sign Language Recognition and Translation using Deep Learning and Computer Vision","author":[{"family":"Chand</meta:user-defined>
    <meta:user-defined meta:name="ZOTERO_BREF_uYMGUVNvCGwx_8" meta:value-type="string">rasekaran","given":"Sruthi"}]}}],"schema":"https://github.com/citation-style-language/schema/raw/master/csl-citation.json"}</meta:user-defined>
    <meta:user-defined meta:name="ZOTERO_BREF_vmuuWHq8LQ4W_1" meta:value-type="string">ZOTERO_ITEM CSL_CITATION {"citationID":"WAhZlWnp","properties":{"formattedCitation":"[3]","plainCitation":"[3]","noteIndex":0},"citationItems":[{"id":216,"uris":["http://zotero.org/users/12630605/items/I8PUW54P"],"itemData":{"id":216,"type":"article-journ</meta:user-defined>
    <meta:user-defined meta:name="ZOTERO_BREF_vmuuWHq8LQ4W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vmuuWHq8LQ4W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vmuuWHq8LQ4W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vmuuWHq8LQ4W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vmuuWHq8LQ4W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vmuuWHq8LQ4W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vmuuWHq8LQ4W_8" meta:value-type="string">ttps://github.com/citation-style-language/schema/raw/master/csl-citation.json"}</meta:user-defined>
    <meta:user-defined meta:name="ZOTERO_BREF_wmFG0wvgbZL6_1" meta:value-type="string">ZOTERO_ITEM CSL_CITATION {"citationID":"gWVj8UCV","properties":{"formattedCitation":"[1]","plainCitation":"[1]","noteIndex":0},"citationItems":[{"id":219,"uris":["http://zotero.org/users/12630605/items/KX4UDY4R"],"itemData":{"id":219,"type":"webpage","abs</meta:user-defined>
    <meta:user-defined meta:name="ZOTERO_BREF_wmFG0wvgbZL6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wmFG0wvgbZL6_3" meta:value-type="string">one or both ears.","language":"en","title":"Deafness and hearing loss","URL":"https://www.who.int/health-topics/hearing-loss","accessed":{"date-parts":[["2023",12,29]]}}}],"schema":"https://github.com/citation-style-language/schema/raw/master/csl-citation</meta:user-defined>
    <meta:user-defined meta:name="ZOTERO_BREF_wmFG0wvgbZL6_4" meta:value-type="string">.json"}</meta:user-defined>
    <meta:user-defined meta:name="ZOTERO_BREF_zobIHd1aanFP_1" meta:value-type="string">ZOTERO_ITEM CSL_CITATION {"citationID":"Zqf5X9zl","properties":{"formattedCitation":"[1]","plainCitation":"[1]","noteIndex":0},"citationItems":[{"id":219,"uris":["http://zotero.org/users/12630605/items/KX4UDY4R"],"itemData":{"id":219,"type":"webpage","abs</meta:user-defined>
    <meta:user-defined meta:name="ZOTERO_BREF_zobIHd1aanFP_2" meta:value-type="string">tract":"A person is said to have hearing loss if they are not able to hear as well as someone with normal hearing, meaning hearing thresholds of 20 dB or better in both ears. It can be mild, moderate, moderately severe, severe or profound, and can affect </meta:user-defined>
    <meta:user-defined meta:name="ZOTERO_BREF_zobIHd1aanFP_3" meta:value-type="string">one or both ears.","language":"en","title":"Deafness and hearing loss","URL":"https://www.who.int/health-topics/hearing-loss","accessed":{"date-parts":[["2023",12,29]]}}}],"schema":"https://github.com/citation-style-language/schema/raw/master/csl-citation</meta:user-defined>
    <meta:user-defined meta:name="ZOTERO_BREF_zobIHd1aanFP_4" meta:value-type="string">.json"}</meta:user-defined>
    <meta:user-defined meta:name="ZOTERO_BREF_zsHDMV5EVZaH_1" meta:value-type="string">ZOTERO_ITEM CSL_CITATION {"citationID":"ixMdLEJf","properties":{"formattedCitation":"[3]","plainCitation":"[3]","noteIndex":0},"citationItems":[{"id":216,"uris":["http://zotero.org/users/12630605/items/I8PUW54P"],"itemData":{"id":216,"type":"article-journ</meta:user-defined>
    <meta:user-defined meta:name="ZOTERO_BREF_zsHDMV5EVZaH_2" meta:value-type="string">al","abstract":"Image recognition systems have evolved so much that they can actually be exploited to solve significant challenges today, such as facilitating communication for people with hearing impairments relying on sign languages. This project aims t</meta:user-defined>
    <meta:user-defined meta:name="ZOTERO_BREF_zsHDMV5EVZaH_3" meta:value-type="string">o apply deep learning and fine-tuning techniques to build an automatic recognition system for the Italian Sign Language (LIS). More specifically, our goal is a real-time image recognition system capable of accurately identifying the letters of the LIS alp</meta:user-defined>
    <meta:user-defined meta:name="ZOTERO_BREF_zsHDMV5EVZaH_4" meta:value-type="string">habet provided by a user in a Human Computer Interaction (HCI) framework by means of Python’s Open Source Computer Vision (OpenCV) library and two models based on convolutional neural networks, namely CNN and VGG19, applied for large-scale image and video</meta:user-defined>
    <meta:user-defined meta:name="ZOTERO_BREF_zsHDMV5EVZaH_5" meta:value-type="string"> recognition. In addition to testing the performance of different architectures, our work constitutes a novel step towards the application of automatic image recognition techniques with the recently acknowledged LIS and a lately released open-source datas</meta:user-defined>
    <meta:user-defined meta:name="ZOTERO_BREF_zsHDMV5EVZaH_6" meta:value-type="string">et, also representing the only source available for this type of research on single-handed isolated signs. This project may not only play a role in the interpretation and learning of the Italian Sign Language, encouraging its spread and study, but also in</meta:user-defined>
    <meta:user-defined meta:name="ZOTERO_BREF_zsHDMV5EVZaH_7" meta:value-type="string"> the inclusion of hearing-impaired individuals in the language research domain.","language":"en","source":"Zotero","title":"Real-time Italian Sign Language Recognition with Deep Learning","author":[{"family":"Schmalz","given":"Veronica J"}]}}],"schema":"h</meta:user-defined>
    <meta:user-defined meta:name="ZOTERO_BREF_zsHDMV5EVZaH_8" meta:value-type="string">ttps://github.com/citation-style-language/schema/raw/master/csl-citation.json"}</meta:user-defined>
    <meta:user-defined meta:name="ZOTERO_PREF_1" meta:value-type="string">&lt;data data-version="3" zotero-version="6.0.30"&gt;&lt;session id="gWMRG3MN"/&gt;&lt;style id="http://www.zotero.org/styles/ieee" locale="en-GB" hasBibliography="1" bibliographyStyleHasBeenSet="0"/&gt;&lt;prefs&gt;&lt;pref name="fieldType" value="Bookmark"/&gt;&lt;pref name="automaticJ</meta:user-defined>
    <meta:user-defined meta:name="ZOTERO_PREF_2" meta:value-type="string">ournalAbbreviations" value="true"/&gt;&lt;/prefs&gt;&lt;/data&gt;</meta:user-defined>
  </office:meta>
</office:document-meta>
</file>